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_20_note">
      <style:text-properties style:font-name="Arial1"/>
    </style:style>
    <style:style style:name="P2" style:family="paragraph" style:parent-style-name="Standard_20_note">
      <style:text-properties style:font-name="Arial1"/>
    </style:style>
    <style:style style:name="T1" style:family="text">
      <style:text-properties style:font-name="Arial2"/>
    </style:style>
    <style:style style:name="T2"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note">Je ne sais pas toi, mais je vis dans un monde indescriptiblement parfait, toujours plus juste et réussi, dans un monde où les murs ne cessent de tomber. Encore ce mercredi 22 septembre, une femme de plus a été élue au gouvernement helvétique par le parlement composé de 20 à 30% de femmes. Elles sont désormais 4 sur 7. Ce qui permet à la Tribune de Genève de s'extasier sur sa manchette de journal : "[...] un mur est tombé." Ce doit être l'effet bénéfique escompté de l'interdiction constitutionnelle des minarets. Le week-end prochain, personne n'en doute, les salaires seront égaux. Le week-end prochain la proportion de femmes dans les instances dirigeantes des universités correspondra à celles des étudiantes au sein de ces mêmes universités. Le week-end prochain les musulmanes brûleront leurs voiles sur un bucher de crucifix décrochés des salles de classes et des tribunaux, et l'on ira observer les traces fossilisées des paternalistes sur les chantiers d'autoroutes.</text:p>
      <text:p text:style-name="Standard_20_note"/>
      <text:p text:style-name="Standard_20_note">Le week-end prochain, il n'y aura plus de chômeurs, plus de chômage, plus d'État social, plus de goulag. Il reste un peu de goulasch? </text:p>
      <text:p text:style-name="Standard_20_note"/>
      <text:p text:style-name="Standard_20_note">Perfection des perfections, ce mur s'est écroulé sans dégât: les remparts du libéralisme ont gardé leur crépis, les seigneurs libérés ont rajouté une nouvelle couche de dorure sur leurs blasons rouillés.</text:p>
      <text:p text:style-name="Standard_20_note"/>
      <text:p text:style-name="Standard_20_note">Un monde extraordinaire devenu ordinaire. Les murs tombent. Les présidents guerriers reçoivent des prix Nobel de la paix. Les criminels de guerre publient des livres et donnent des conférences pour de substantiels cachets. Un monde si calme qu'il est indispensable de se construire des ennemis, d'inventer des groupes terroristes internationaux et des cellules de l'ultra-gauche, c'est-à-dire ultra-violentes, afin de pouvoir quand même <text:span text:style-name="T1">œ</text:span><text:span text:style-name="T2">uvrer pour plus de sécurité. La fin de l'histoire manque de ressort narratif.</text:span></text:p>
      <text:p text:style-name="P1"/>
      <text:p text:style-name="P1">Le merveilleux monde d'après l'ère raciste, le merveilleux monde de l'ère post-raciste où il est possible de punir collectivement des nations entières pour des crimes qu'elles n'ont pas commis, où il est possible de persécuter des ethnies, où l'on rêve à nouveau d'extirper de l'Europe certains européens.</text:p>
      <text:p text:style-name="P1"/>
      <text:p text:style-name="P1">Un monde encore bien plus parfait que cela, j'en ai bien peur.</text:p>
      <text:p text:style-name="P1"/>
      <text:p text:style-name="P1">Il faudrait détourner les yeux. Se concentrer sur les aspérités, ces imperfections qui donnent vie à la texture, qui conjurent la menace de la perfection et préservent des espaces pour les impressions huma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logigor 003<text:tab/><text:tab/>vendredi 24 septembre 2010</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4T09:42:33</meta:creation-date>
    <dc:title>prise2notes</dc:title>
    <meta:editing-duration>PT02H16M07S</meta:editing-duration>
    <meta:editing-cycles>13</meta:editing-cycles>
    <meta:generator>OpenOffice.org/3.2$Linux OpenOffice.org_project/320m12$Build-9483</meta:generator>
    <meta:initial-creator>iGor </meta:initial-creator>
    <dc:date>2010-09-27T17:28:53</dc:date>
    <dc:creator>iGor </dc:creator>
    <meta:document-statistic meta:table-count="0" meta:image-count="0" meta:object-count="0" meta:page-count="1" meta:paragraph-count="9" meta:word-count="388" meta:character-count="2450"/>
  </office:meta>
</office:document-meta>
</file>